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0fc15"/>
    </style:style>
    <style:style style:name="P2" style:family="paragraph" style:parent-style-name="Standard">
      <style:text-properties officeooo:rsid="0002e69a" officeooo:paragraph-rsid="0002e69a"/>
    </style:style>
    <style:style style:name="P3" style:family="paragraph" style:parent-style-name="Standard">
      <style:text-properties officeooo:paragraph-rsid="0002e69a"/>
    </style:style>
    <style:style style:name="P4" style:family="paragraph" style:parent-style-name="Standard">
      <style:text-properties fo:font-weight="bold" officeooo:rsid="0005d113" officeooo:paragraph-rsid="0005d113" style:font-weight-asian="bold" style:font-weight-complex="bold"/>
    </style:style>
    <style:style style:name="P5" style:family="paragraph" style:parent-style-name="Standard">
      <style:text-properties fo:font-weight="bold" officeooo:rsid="0006518a" officeooo:paragraph-rsid="0006518a" style:font-weight-asian="bold" style:font-weight-complex="bold"/>
    </style:style>
    <style:style style:name="T1" style:family="text">
      <style:text-properties officeooo:rsid="0000fc15"/>
    </style:style>
    <style:style style:name="T2" style:family="text">
      <style:text-properties officeooo:rsid="0002e69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reatedb mytestdb</text:span></text:p>
      <text:p text:style-name="P2">psql mytestdb – connect to db, now you may write queries. \q – exit</text:p>
      <text:p text:style-name="P2"/>
      <text:p text:style-name="P5">basic configuration</text:p>
      <text:p text:style-name="P2"><text:a xlink:type="simple" xlink:href="https://www.linode.com/docs/databases/postgresql/how-to-install-postgresql-on-ubuntu-16-04/" text:style-name="Internet_20_link" text:visited-style-name="Visited_20_Internet_20_Link">https://www.linode.com/docs/databases/postgresql/how-to-install-postgresql-on-ubuntu-16-04/</text:a></text:p>
      <text:p text:style-name="P2"/>
      <text:p text:style-name="P3"><text:span text:style-name="T2">psql -d testdb -c “sql command here”</text:span></text:p>
      <text:p text:style-name="P2">psql -d testdb – f &lt;path to file&gt;</text:p>
      <text:p text:style-name="P2">psql -l list available db’s</text:p>
      <text:p text:style-name="P2"/>
      <text:p text:style-name="P2"/>
      <text:p text:style-name="P2"/>
      <text:p text:style-name="P4">stored functions</text:p>
      <text:p text:style-name="P2">https://carto.com/help/working-with-data/sql-stored-procedures/</text:p>
      <text:p text:style-name="P2"/>
      <text:p text:style-name="P2">https://www.linode.com/docs/databases/postgresql/configure-postgresql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10-12T01:02:55.387000000</dc:date>
    <meta:editing-duration>PT10M14S</meta:editing-duration>
    <meta:editing-cycles>6</meta:editing-cycles>
    <meta:document-statistic meta:table-count="0" meta:image-count="0" meta:object-count="0" meta:page-count="1" meta:paragraph-count="10" meta:word-count="40" meta:character-count="439" meta:non-whitespace-character-count="406"/>
  </office:meta>
</office:document-meta>
</file>